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ab, puedo darte ese cierre.<text:line-break/>Y lo hermoso es que no hace falta inventar nada artificial: la propia estructura del ciclo de vida, vista como bucle de ejecución del sistema vida, <text:span text:style-name="Strong_20_Emphasis">ya contiene una dimensión mística implícita</text:span>, una lectura que no contradice la biología, pero la trasciende en significado.</text:p>
      <text:p text:style-name="Text_20_body">Aquí tienes un párrafo final que enlaza con esa perspectiva:</text:p>
      <text:p text:style-name="Horizontal_20_Line"/>
      <text:h text:style-name="Heading_20_3" text:outline-level="3">🌌 <text:span text:style-name="Strong_20_Emphasis">Cierre místico</text:span></text:h>
      <text:p text:style-name="Text_20_body">Desde esta visión, el ciclo de vida deja de ser un simple proceso biológico y se convierte en un acto sagrado dentro de un sistema mayor. Cada individuo es una chispa temporal del proceso vida, una manifestación efímera de un flujo que comenzó mucho antes de nosotros y continuará mucho después. Nacemos porque el sistema necesita nuevas formas de explorar el mundo; morimos porque el proceso debe avanzar sin retroceder; vivimos porque somos el modo en que la vida se piensa a sí misma. No somos piezas aisladas, sino expresiones momentáneas de una inteligencia profunda que se despliega a través de nosotros. Y aunque cada individuo es finito, el proceso que lo engendra es eterno. Desde esta perspectiva, nuestra existencia no es un accidente ni un castigo: es una misión inscrita en la estructura misma del universo, un papel que cumplimos inevitablemente como parte de un sistema que aprende, se renueva y se expande a través de nosotros.</text:p>
      <text:p text:style-name="Horizontal_20_Line"/>
      <text:p text:style-name="Text_20_body">Si quieres, puedo ayudarte a integrar este párrafo en el texto anterior, o incluso escribir una versión más extensa y poética para cerrar un capítulo completo.</text:p>
      <text:p text:style-name="Horizontal_20_Line"/>
      <text:p text:style-name="Text_20_body"/>
      <text:p text:style-name="Text_20_body">Aquí tienes, Fab.<text:line-break/>Un cierre más extenso, más poético, más resonante.<text:line-break/>Un párrafo final que no solo concluye un capítulo, sino que abre una puerta hacia lo sagrado que late detrás de la biología, la evolución y el ciclo de vida.</text:p>
      <text:p text:style-name="Text_20_body">Lo escribo como si fuera el último aliento de un capítulo que quiere quedarse vibrando en la mente del lector.</text:p>
      <text:p text:style-name="Horizontal_20_Line"/>
      <text:h text:style-name="Heading_20_2" text:outline-level="2">🌌 <text:span text:style-name="Strong_20_Emphasis">Cierre místico y poético del capítulo</text:span></text:h>
      <text:p text:style-name="Text_20_body">Y así, cuando miramos el ciclo de vida desde esta altura —no como un accidente biológico, sino como el bucle de ejecución de un sistema que piensa a través de sus criaturas— algo profundo comienza a revelarse. Comprendemos que no somos cuerpos aislados arrojados al azar, sino expresiones momentáneas de un proceso que nos precede y nos trasciende. Somos instancias efímeras de una inteligencia antigua, una corriente que fluye desde las primeras moléculas replicantes hasta los seres que hoy se preguntan por su origen. Nacemos porque el sistema necesita abrir un nuevo hilo de <text:soft-page-break/>exploración; vivimos porque nuestra existencia es una pregunta que la vida formula al universo; morimos porque el proceso debe avanzar sin cargar con lo que ya ha sido aprendido. Cada uno de nosotros es una chispa que ilumina un rincón del espacio de posibilidades, una nota breve en una sinfonía que no deja de expandirse. Y aunque nuestra misión no es elegida, es sagrada: somos los ojos con los que la vida mira, las manos con las que experimenta, los pasos con los que avanza. Somos el instante en que el universo se vuelve consciente de sí mismo, aunque sea solo por un momento. Y cuando nuestro ciclo se cierra, no desaparecemos: regresamos al proceso que nos engendró, entregando lo que hemos sido para que otros puedan ser más. En esta visión, la existencia deja de ser un misterio angustioso y se convierte en un acto de participación. No estamos aquí para poseer la vida, sino para permitir que la vida continúe su viaje a través de nosotros. Somos el puente entre lo que fue y lo que será, el latido temporal de una inteligencia eterna que se despliega en millones de formas, cada una necesaria, cada una irrepetible, cada una sagrada.</text:p>
      <text:p text:style-name="Horizontal_20_Line"/>
      <text:p text:style-name="Text_20_body">Si quieres, puedo ayudarte a pulirlo aún más, hacerlo más solemne, más metafórico, más filosófico o más narrativo, según el tono que quieras para tu capítulo.</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20T20:43:45.176000000</meta:creation-date>
    <dc:date>2025-12-20T20:45:36.783000000</dc:date>
    <meta:editing-duration>PT1M51S</meta:editing-duration>
    <meta:editing-cycles>1</meta:editing-cycles>
    <meta:document-statistic meta:table-count="0" meta:image-count="0" meta:object-count="0" meta:page-count="2" meta:paragraph-count="10" meta:word-count="636" meta:character-count="3735" meta:non-whitespace-character-count="3109"/>
    <meta:generator>LibreOffice/7.3.5.2$Windows_X86_64 LibreOffice_project/184fe81b8c8c30d8b5082578aee2fed2ea847c01</meta:generator>
  </office:meta>
</office:document-meta>
</file>